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15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1cm" svg:height="1.61cm" svg:x="0.216cm" svg:y="3.95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2.754cm" svg:y="3.95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827cm" svg:y1="4.763cm" svg:x2="2.754cm" svg:y2="4.763cm" draw:start-shape="id1" draw:start-glue-point="1" draw:end-shape="id2" draw:end-glue-point="3" svg:d="m1827 4763h927">
          <text:p/>
        </draw:connector>
        <draw:custom-shape draw:style-name="gr1" draw:text-style-name="P1" xml:id="id5" draw:id="id5" draw:layer="layout" svg:width="1.611cm" svg:height="1.61cm" svg:x="5.453cm" svg:y="3.07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1cm" svg:height="1.612cm" svg:x="5.453cm" svg:y="5.06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2cm" svg:x="8.066cm" svg:y="5.06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064cm" svg:y1="5.869cm" svg:x2="8.066cm" svg:y2="5.869cm" draw:start-shape="id3" draw:start-glue-point="1" draw:end-shape="id4" draw:end-glue-point="3" svg:d="m7064 5869h1002">
          <text:p/>
        </draw:connector>
        <draw:connector draw:style-name="gr2" draw:text-style-name="P2" draw:layer="layout" draw:type="line" svg:x1="4.363cm" svg:y1="4.763cm" svg:x2="5.453cm" svg:y2="3.881cm" draw:start-shape="id2" draw:start-glue-point="1" draw:end-shape="id5" draw:end-glue-point="3" svg:d="m4363 4763 1090-882">
          <text:p/>
        </draw:connector>
        <draw:connector draw:style-name="gr2" draw:text-style-name="P2" draw:layer="layout" draw:type="line" svg:x1="4.363cm" svg:y1="4.763cm" svg:x2="5.453cm" svg:y2="5.869cm" draw:start-shape="id2" draw:start-glue-point="1" draw:end-shape="id3" draw:end-glue-point="3" svg:d="m4363 4763 1090 1106">
          <text:p/>
        </draw:connector>
        <draw:custom-shape draw:style-name="gr1" draw:text-style-name="P1" xml:id="id6" draw:id="id6" draw:layer="layout" svg:width="1.611cm" svg:height="1.61cm" svg:x="8.04cm" svg:y="0.66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1cm" svg:height="1.612cm" svg:x="8.04cm" svg:y="2.65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11cm" svg:height="1.61cm" svg:x="10.427cm" svg:y="4.05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611cm" svg:height="1.612cm" svg:x="10.427cm" svg:y="6.03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064cm" svg:y1="3.881cm" svg:x2="8.04cm" svg:y2="1.469cm" draw:start-shape="id5" draw:end-shape="id6" draw:end-glue-point="3" svg:d="m7064 3881 976-2412">
          <text:p/>
        </draw:connector>
        <draw:connector draw:style-name="gr2" draw:text-style-name="P2" draw:layer="layout" draw:type="line" svg:x1="7.064cm" svg:y1="3.881cm" svg:x2="8.04cm" svg:y2="3.457cm" draw:start-shape="id5" draw:end-shape="id7" draw:end-glue-point="3" svg:d="m7064 3881 976-424">
          <text:p/>
        </draw:connector>
        <draw:connector draw:style-name="gr2" draw:text-style-name="P2" draw:layer="layout" draw:type="line" svg:x1="9.677cm" svg:y1="5.869cm" svg:x2="10.427cm" svg:y2="4.857cm" draw:start-shape="id4" draw:start-glue-point="1" draw:end-shape="id8" draw:end-glue-point="3" svg:d="m9677 5869 750-1012">
          <text:p/>
        </draw:connector>
        <draw:connector draw:style-name="gr2" draw:text-style-name="P2" draw:layer="layout" draw:type="line" svg:x1="9.677cm" svg:y1="5.869cm" svg:x2="10.427cm" svg:y2="6.845cm" draw:start-shape="id4" draw:start-glue-point="1" draw:end-shape="id9" draw:end-glue-point="3" svg:d="m9677 5869 750 9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02cm" fo:page-height="8.3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49:28</dc:date>
    <meta:editing-duration>PT4H4M25S</meta:editing-duration>
    <meta:editing-cycles>14</meta:editing-cycles>
    <meta:document-statistic meta:object-count="17"/>
  </office:meta>
</office:document-meta>
</file>